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padding="0.0694in" fo:border="1pt solid #000001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2" style:family="table">
      <style:table-properties style:width="6.2701in" fo:margin-left="-0.0813in" fo:margin-top="0in" fo:margin-bottom="0in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fo:padding="0.0694in" fo:border="1pt solid #000001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3" style:family="table">
      <style:table-properties style:width="6.2701in" fo:margin-left="-0.0813in" fo:margin-top="0in" fo:margin-bottom="0in" table:align="left"/>
    </style:style>
    <style:style style:name="Table3.A" style:family="table-column">
      <style:table-column-properties style:column-width="3.1347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fo:padding="0.0694in" fo:border="1pt solid #000001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4" style:family="table">
      <style:table-properties style:width="6.2701in" fo:margin-left="-0.0813in" fo:margin-top="0in" fo:margin-bottom="0in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fo:padding="0.0694in" fo:border="1pt solid #000001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5" style:family="table">
      <style:table-properties style:width="6.2701in" fo:margin-left="-0.0813in" fo:margin-top="0in" fo:margin-bottom="0in" table:align="left"/>
    </style:style>
    <style:style style:name="Table5.A" style:family="table-column">
      <style:table-column-properties style:column-width="3.1347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fo:padding="0.0694in" fo:border="1pt solid #000001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6" style:family="table">
      <style:table-properties style:width="6.2701in" fo:margin-left="-0.0813in" fo:margin-top="0in" fo:margin-bottom="0in" table:align="left"/>
    </style:style>
    <style:style style:name="Table6.A" style:family="table-column">
      <style:table-column-properties style:column-width="2.0896in"/>
    </style:style>
    <style:style style:name="Table6.B" style:family="table-column">
      <style:table-column-properties style:column-width="2.090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15%" fo:orphans="0" fo:widows="0"/>
    </style:style>
    <style:style style:name="P5" style:family="paragraph" style:parent-style-name="Standard" style:master-page-name="Standard">
      <style:paragraph-properties fo:margin-top="0in" fo:margin-bottom="0in" loext:contextual-spacing="false" fo:line-height="115%" style:page-number="1"/>
    </style:style>
    <style:style style:name="P6" style:family="paragraph" style:parent-style-name="Standard" style:list-style-name="WWNum9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9" style:family="paragraph" style:parent-style-name="Standard" style:list-style-name="WWNum7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in" fo:margin-bottom="0in" loext:contextual-spacing="true" fo:line-height="115%" fo:orphans="0" fo:widows="0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in" loext:contextual-spacing="true" fo:line-height="115%" fo:orphans="0" fo:widows="0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15" style:family="paragraph" style:parent-style-name="Heading_20_3">
      <style:paragraph-properties fo:margin-top="0.0555in" fo:margin-bottom="0in" loext:contextual-spacing="false" fo:line-height="115%" fo:keep-together="auto" fo:keep-with-next="auto"/>
    </style:style>
    <style:style style:name="P16" style:family="paragraph" style:parent-style-name="Heading_20_3" style:list-style-name="WWNum2">
      <style:paragraph-properties fo:margin-left="0.5in" fo:margin-right="0in" fo:margin-top="0.0555in" fo:margin-bottom="0in" loext:contextual-spacing="true" fo:line-height="115%" fo:keep-together="auto" fo:text-indent="-0.25in" style:auto-text-indent="false" fo:keep-with-next="auto"/>
    </style:style>
    <style:style style:name="P17" style:family="paragraph" style:parent-style-name="Heading_20_3" style:list-style-name="WWNum2">
      <style:paragraph-properties fo:margin-left="0.5in" fo:margin-right="0in" fo:margin-top="0in" fo:margin-bottom="0in" loext:contextual-spacing="true" fo:line-height="115%" fo:keep-together="auto" fo:text-indent="-0.25in" style:auto-text-indent="false" fo:keep-with-next="auto"/>
    </style:style>
    <style:style style:name="P18" style:family="paragraph" style:parent-style-name="Heading_20_3">
      <style:paragraph-properties fo:margin-top="0in" fo:margin-bottom="0in" loext:contextual-spacing="false" fo:line-height="115%" fo:keep-together="auto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ff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underline-style="none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000000" fo:font-size="11pt" fo:font-weight="bold" style:font-size-asian="11pt" style:font-weight-asian="bold" style:font-size-complex="11pt" fo:background-color="#ffffff"/>
    </style:style>
    <style:style style:name="T9" style:family="text">
      <style:text-properties fo:color="#000000" fo:font-size="11pt" style:font-size-asian="11pt" style:font-size-complex="11pt"/>
    </style:style>
    <style:style style:name="T10" style:family="text">
      <style:text-properties fo:color="#000000" fo:font-size="11pt" style:font-size-asian="11pt" style:font-size-complex="11pt" fo:background-color="#ffffff"/>
    </style:style>
    <style:style style:name="T11" style:family="text">
      <style:text-properties fo:color="#000000" fo:font-size="11pt" style:text-underline-style="none" style:font-size-asian="11pt" style:font-size-complex="11pt"/>
    </style:style>
    <style:style style:name="T12" style:family="text">
      <style:text-properties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Предметная область:</text:span> <text:s/><text:span text:style-name="T3">Информационный блог</text:span></text:p>
      <text:p text:style-name="P2"/>
      <text:p text:style-name="P2"><text:span text:style-name="T4">Поставленные задачи: </text:span></text:p>
      <text:list xml:id="list937957342166085720" text:style-name="WWNum9">
        <text:list-item>
          <text:p text:style-name="P6">Просмотр статей любым посетителем</text:p>
        </text:list-item>
      </text:list>
      <text:list xml:id="list8606453162852177572" text:style-name="WWNum8">
        <text:list-item>
          <text:p text:style-name="P7">Регистрация пользователей</text:p>
        </text:list-item>
        <text:list-item>
          <text:p text:style-name="P7">Создание статей только для зарегистрированных пользователей </text:p>
        </text:list-item>
        <text:list-item>
          <text:p text:style-name="P7">Возможность оставить комментарий только для зарегистрированных пользователей</text:p>
        </text:list-item>
        <text:list-item>
          <text:p text:style-name="P7">Модерация статей, категорий, тегов и комментариев администратором сайта</text:p>
        </text:list-item>
      </text:list>
      <text:p text:style-name="P2"/>
      <text:p text:style-name="P2"><text:span text:style-name="T5">Основные объекты</text:span><text:span text:style-name="T1">:</text:span> Пользователь, Статья, Комментарий, Категория, Тег</text:p>
      <table:table table:name="Table1" table:style-name="Table1">
        <table:table-column table:style-name="Table1.A" table:number-columns-repeated="2"/>
        <text:soft-page-break/>
        <table:table-row table:style-name="Table1.1">
          <table:table-cell table:style-name="Table1.A1" table:number-columns-spanned="2" office:value-type="string">
            <text:p text:style-name="P3"><text:span text:style-name="T1">“Пользователь”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text:span text:style-name="T1">Свойства объекта</text:span></text:p>
          </table:table-cell>
          <table:table-cell table:style-name="Table1.A1" office:value-type="string">
            <text:p text:style-name="P14"><text:span text:style-name="T1">Методы объекта</text:span></text:p>
          </table:table-cell>
        </table:table-row>
        <table:table-row table:style-name="Table1.3">
          <table:table-cell table:style-name="Table1.A1" office:value-type="string">
            <text:list xml:id="list8332221680876389739" text:style-name="WWNum5">
              <text:list-item>
                <text:p text:style-name="P8">id</text:p>
              </text:list-item>
            </text:list>
            <text:list xml:id="list1903425480868659181" text:style-name="WWNum7">
              <text:list-item>
                <text:p text:style-name="P9">имя </text:p>
              </text:list-item>
              <text:list-item>
                <text:p text:style-name="P9">фамилия</text:p>
              </text:list-item>
              <text:list-item>
                <text:p text:style-name="P9">email</text:p>
              </text:list-item>
              <text:list-item>
                <text:p text:style-name="P9">пароль</text:p>
              </text:list-item>
              <text:list-item>
                <text:p text:style-name="P9">роль</text:p>
              </text:list-item>
            </text:list>
          </table:table-cell>
          <table:table-cell table:style-name="Table1.A1" office:value-type="string">
            <text:p text:style-name="P14"/>
          </table:table-cell>
        </table:table-row>
      </table:table>
      <text:p text:style-name="P2"><text:soft-page-break/></text:p>
      <text:p text:style-name="P2"/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table:number-columns-spanned="2" office:value-type="string">
            <text:p text:style-name="P3"><text:span text:style-name="T1">“Категория”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"><text:span text:style-name="T1">Свойства объекта</text:span></text:p>
          </table:table-cell>
          <table:table-cell table:style-name="Table2.A1" office:value-type="string">
            <text:p text:style-name="P4"><text:span text:style-name="T1">Методы объекта</text:span></text:p>
          </table:table-cell>
        </table:table-row>
        <table:table-row table:style-name="Table2.3">
          <table:table-cell table:style-name="Table2.A1" office:value-type="string">
            <text:list xml:id="list75919761442670" text:continue-numbering="true" text:style-name="WWNum7">
              <text:list-item>
                <text:p text:style-name="P9">id</text:p>
              </text:list-item>
            </text:list>
            <text:list xml:id="list914962767101667915" text:style-name="WWNum3">
              <text:list-item>
                <text:p text:style-name="P10">название</text:p>
              </text:list-item>
            </text:list>
          </table:table-cell>
          <table:table-cell table:style-name="Table2.A1" office:value-type="string">
            <text:list xml:id="list8023183718235776202" text:style-name="WWNum6">
              <text:list-item>
                <text:p text:style-name="P11"><text:span text:style-name="T1">index</text:span></text:p>
              </text:list-item>
              <text:list-item>
                <text:p text:style-name="P11"><text:span text:style-name="T1">create</text:span></text:p>
              </text:list-item>
              <text:list-item>
                <text:p text:style-name="P11"><text:span text:style-name="T1">store</text:span></text:p>
              </text:list-item>
              <text:list-item>
                <text:p text:style-name="P11"><text:span text:style-name="T1">show</text:span></text:p>
              </text:list-item>
              <text:list-item>
                <text:p text:style-name="P11"><text:span text:style-name="T1">edit</text:span></text:p>
              </text:list-item>
              <text:list-item>
                <text:p text:style-name="P11"><text:span text:style-name="T1">update</text:span></text:p>
              </text:list-item>
              <text:list-item>
                <text:p text:style-name="P11"><text:span text:style-name="T1">destroy</text:span></text:p>
              </text:list-item>
            </text:list>
          </table:table-cell>
        </table:table-row>
      </table:table>
      <text:p text:style-name="P2"><text:soft-page-break/></text:p>
      <text:p text:style-name="P2"/>
      <table:table table:name="Table3" table:style-name="Table3">
        <table:table-column table:style-name="Table3.A" table:number-columns-repeated="2"/>
        <text:soft-page-break/>
        <table:table-row table:style-name="Table3.1">
          <table:table-cell table:style-name="Table3.A1" table:number-columns-spanned="2" office:value-type="string">
            <text:p text:style-name="P3"><text:span text:style-name="T1">“Тег”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2"><text:span text:style-name="T1">Свойства объекта</text:span></text:p>
          </table:table-cell>
          <table:table-cell table:style-name="Table3.A1" office:value-type="string">
            <text:p text:style-name="P4"><text:span text:style-name="T1">Методы объекта</text:span></text:p>
          </table:table-cell>
        </table:table-row>
        <table:table-row table:style-name="Table3.3">
          <table:table-cell table:style-name="Table3.A1" office:value-type="string">
            <text:list xml:id="list75917949513808" text:continue-list="list75919761442670" text:style-name="WWNum7">
              <text:list-item>
                <text:p text:style-name="P9">id</text:p>
              </text:list-item>
            </text:list>
            <text:list xml:id="list75918790301229" text:continue-list="list914962767101667915" text:style-name="WWNum3">
              <text:list-item>
                <text:p text:style-name="P10">название</text:p>
              </text:list-item>
            </text:list>
          </table:table-cell>
          <table:table-cell table:style-name="Table3.A1" office:value-type="string">
            <text:list xml:id="list75919905820700" text:continue-list="list8023183718235776202" text:style-name="WWNum6">
              <text:list-item>
                <text:p text:style-name="P11"><text:span text:style-name="T1">index</text:span></text:p>
              </text:list-item>
              <text:list-item>
                <text:p text:style-name="P11"><text:span text:style-name="T1">create</text:span></text:p>
              </text:list-item>
              <text:list-item>
                <text:p text:style-name="P11"><text:span text:style-name="T1">store</text:span></text:p>
              </text:list-item>
              <text:list-item>
                <text:p text:style-name="P11"><text:span text:style-name="T1">show</text:span></text:p>
              </text:list-item>
              <text:list-item>
                <text:p text:style-name="P11"><text:span text:style-name="T1">edit</text:span></text:p>
              </text:list-item>
              <text:list-item>
                <text:p text:style-name="P11"><text:span text:style-name="T1">update</text:span></text:p>
              </text:list-item>
              <text:list-item>
                <text:p text:style-name="P11"><text:span text:style-name="T1">destroy</text:span></text:p>
              </text:list-item>
            </text:list>
          </table:table-cell>
        </table:table-row>
      </table:table>
      <text:p text:style-name="P2"><text:soft-page-break/></text:p>
      <text:p text:style-name="P2"/>
      <table:table table:name="Table4" table:style-name="Table4">
        <table:table-column table:style-name="Table4.A" table:number-columns-repeated="2"/>
        <text:soft-page-break/>
        <table:table-row table:style-name="Table4.1">
          <table:table-cell table:style-name="Table4.A1" table:number-columns-spanned="2" office:value-type="string">
            <text:p text:style-name="P3"><text:span text:style-name="T1">“Статья”</text:span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2"><text:span text:style-name="T1">Свойства объекта</text:span></text:p>
          </table:table-cell>
          <table:table-cell table:style-name="Table4.A1" office:value-type="string">
            <text:p text:style-name="P4"><text:span text:style-name="T1">Методы объекта</text:span></text:p>
          </table:table-cell>
        </table:table-row>
        <table:table-row table:style-name="Table4.3">
          <table:table-cell table:style-name="Table4.A1" office:value-type="string">
            <text:list xml:id="list1957109123367712479" text:style-name="WWNum1">
              <text:list-item>
                <text:p text:style-name="P13">id</text:p>
              </text:list-item>
            </text:list>
            <text:list xml:id="list75919011650414" text:continue-list="list75918790301229" text:style-name="WWNum3">
              <text:list-item>
                <text:p text:style-name="P10">название</text:p>
              </text:list-item>
              <text:list-item>
                <text:p text:style-name="P10">изображение</text:p>
              </text:list-item>
              <text:list-item>
                <text:p text:style-name="P10">текст</text:p>
              </text:list-item>
              <text:list-item>
                <text:p text:style-name="P10">автор (объект “пользователь”)</text:p>
              </text:list-item>
              <text:list-item>
                <text:p text:style-name="P10">разрешение на комментирование</text:p>
              </text:list-item>
              <text:list-item>
                <text:p text:style-name="P10">дата создания</text:p>
              </text:list-item>
              <text:list-item>
                <text:p text:style-name="P10">категория</text:p>
              </text:list-item>
              <text:list-item>
                <text:p text:style-name="P10">теги</text:p>
              </text:list-item>
            </text:list>
          </table:table-cell>
          <table:table-cell table:style-name="Table4.A1" office:value-type="string">
            <text:list xml:id="list75917831774183" text:continue-list="list75919905820700" text:style-name="WWNum6">
              <text:list-item>
                <text:p text:style-name="P11"><text:span text:style-name="T1">index</text:span></text:p>
              </text:list-item>
              <text:list-item>
                <text:p text:style-name="P11"><text:span text:style-name="T1">create</text:span></text:p>
              </text:list-item>
              <text:list-item>
                <text:p text:style-name="P11"><text:span text:style-name="T1">store</text:span></text:p>
              </text:list-item>
              <text:list-item>
                <text:p text:style-name="P11"><text:span text:style-name="T1">show</text:span></text:p>
              </text:list-item>
              <text:list-item>
                <text:p text:style-name="P11"><text:span text:style-name="T1">edit</text:span></text:p>
              </text:list-item>
              <text:list-item>
                <text:p text:style-name="P11"><text:span text:style-name="T1">update</text:span></text:p>
              </text:list-item>
              <text:list-item>
                <text:p text:style-name="P11"><text:span text:style-name="T1">destroy</text:span></text:p>
              </text:list-item>
            </text:list>
          </table:table-cell>
        </table:table-row>
      </table:table>
      <text:p text:style-name="P2"><text:soft-page-break/></text:p>
      <text:p text:style-name="P2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table:number-columns-spanned="2" office:value-type="string">
            <text:p text:style-name="P3"><text:span text:style-name="T1">“Комментарий”</text:span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2"><text:span text:style-name="T1">Свойства объекта</text:span></text:p>
          </table:table-cell>
          <table:table-cell table:style-name="Table5.A1" office:value-type="string">
            <text:p text:style-name="P4"><text:span text:style-name="T1">Методы объекта</text:span></text:p>
          </table:table-cell>
        </table:table-row>
        <table:table-row table:style-name="Table5.3">
          <table:table-cell table:style-name="Table5.A1" office:value-type="string">
            <text:list xml:id="list75919786560492" text:continue-list="list75919011650414" text:style-name="WWNum3">
              <text:list-item>
                <text:p text:style-name="P10">id</text:p>
              </text:list-item>
              <text:list-item>
                <text:p text:style-name="P10">автор (объект “пользователь”)</text:p>
              </text:list-item>
              <text:list-item>
                <text:p text:style-name="P10">текст</text:p>
              </text:list-item>
              <text:list-item>
                <text:p text:style-name="P10">статья</text:p>
              </text:list-item>
              <text:list-item>
                <text:p text:style-name="P10">дата </text:p>
              </text:list-item>
              <text:list-item>
                <text:p text:style-name="P10">статус (опубликован или на проверке)</text:p>
              </text:list-item>
            </text:list>
          </table:table-cell>
          <table:table-cell table:style-name="Table5.A1" office:value-type="string">
            <text:list xml:id="list75919776301430" text:continue-list="list75917831774183" text:style-name="WWNum6">
              <text:list-item>
                <text:p text:style-name="P11"><text:span text:style-name="T1">index</text:span></text:p>
              </text:list-item>
              <text:list-item>
                <text:p text:style-name="P11"><text:span text:style-name="T1">create</text:span></text:p>
              </text:list-item>
              <text:list-item>
                <text:p text:style-name="P11"><text:span text:style-name="T1">store</text:span></text:p>
              </text:list-item>
              <text:list-item>
                <text:p text:style-name="P11"><text:span text:style-name="T1">show</text:span></text:p>
              </text:list-item>
              <text:list-item>
                <text:p text:style-name="P11"><text:span text:style-name="T1">edit</text:span></text:p>
              </text:list-item>
              <text:list-item>
                <text:p text:style-name="P11"><text:span text:style-name="T1">update</text:span></text:p>
              </text:list-item>
              <text:list-item>
                <text:p text:style-name="P11"><text:span text:style-name="T1">destroy</text:span></text:p>
              </text:list-item>
            </text:list>
          </table:table-cell>
        </table:table-row>
      </table:table>
      <text:p text:style-name="P2"><text:soft-page-break/></text:p>
      <text:p text:style-name="P2"/>
      <text:p text:style-name="P2"><text:span text:style-name="T4">Связи между объектами:</text:span></text:p>
      <text:p text:style-name="P2"/>
      <text:p text:style-name="P2"><text:span text:style-name="T1">class </text:span><text:span text:style-name="T7">Article </text:span></text:p>
      <text:p text:style-name="P2"><text:s text:c="2"/>has_many :comments</text:p>
      <text:p text:style-name="P2"><text:s text:c="2"/>has_many_and_belongs_to :tags</text:p>
      <text:p text:style-name="P2"><text:s text:c="2"/>belongs_to :category</text:p>
      <text:p text:style-name="P2"><text:s text:c="2"/>belongs_to :user</text:p>
      <text:p text:style-name="P2"><text:span text:style-name="T1">end</text:span></text:p>
      <text:p text:style-name="P2"/>
      <text:p text:style-name="P2"><text:span text:style-name="T1">class </text:span><text:span text:style-name="T7">Comment </text:span></text:p>
      <text:p text:style-name="P2"><text:s text:c="2"/>belongs_to :article</text:p>
      <text:p text:style-name="P2"><text:span text:style-name="T1">end</text:span></text:p>
      <text:p text:style-name="P2"/>
      <text:p text:style-name="P2"/>
      <text:p text:style-name="P2"><text:span text:style-name="T1">class </text:span><text:span text:style-name="T7">Category </text:span></text:p>
      <text:p text:style-name="P2"><text:s text:c="2"/>has_many :articles</text:p>
      <text:p text:style-name="P2"><text:span text:style-name="T1">end</text:span></text:p>
      <text:p text:style-name="P2"/>
      <text:p text:style-name="P2"><text:span text:style-name="T1">class </text:span><text:span text:style-name="T7">Tag </text:span></text:p>
      <text:p text:style-name="P2"><text:s text:c="2"/>has_many :articles</text:p>
      <text:p text:style-name="P2"><text:span text:style-name="T1">end</text:span></text:p>
      <text:p text:style-name="P2"/>
      <text:p text:style-name="P2"><text:span text:style-name="T1">class </text:span><text:span text:style-name="T7">User </text:span></text:p>
      <text:p text:style-name="P2"><text:s text:c="2"/>has_many :articles</text:p>
      <text:p text:style-name="P2"><text:soft-page-break/><text:span text:style-name="T1">end</text:span></text:p>
      <text:p text:style-name="P2"/>
      <text:p text:style-name="P2"><text:span text:style-name="T4">Используемые паттерны:</text:span></text:p>
      <text:p text:style-name="P2"/>
      <text:p text:style-name="P2"><text:span text:style-name="T1">Весь проект имеет архитектуру MVC</text:span></text:p>
      <table:table table:name="Table6" table:style-name="Table6">
        <table:table-column table:style-name="Table6.A"/>
        <table:table-column table:style-name="Table6.B" table:number-columns-repeated="2"/>
        <text:soft-page-break/>
        <table:table-row table:style-name="Table6.1">
          <table:table-cell table:style-name="Table6.A1" office:value-type="string">
            <text:p text:style-name="P4"><text:span text:style-name="T1">Model </text:span></text:p>
          </table:table-cell>
          <table:table-cell table:style-name="Table6.A1" office:value-type="string">
            <text:p text:style-name="P4"><text:span text:style-name="T1">Controller </text:span></text:p>
          </table:table-cell>
          <table:table-cell table:style-name="Table6.A1" office:value-type="string">
            <text:p text:style-name="P4"><text:span text:style-name="T1">View</text:span></text:p>
          </table:table-cell>
        </table:table-row>
        <table:table-row table:style-name="Table6.1">
          <table:table-cell table:style-name="Table6.A1" office:value-type="string">
            <text:p text:style-name="P4">User</text:p>
            <text:p text:style-name="P4">Category</text:p>
            <text:p text:style-name="P4">Article</text:p>
            <text:p text:style-name="P4">Comment</text:p>
            <text:p text:style-name="P4">Tag</text:p>
          </table:table-cell>
          <table:table-cell table:style-name="Table6.A1" office:value-type="string">
            <text:p text:style-name="P4">FrontController</text:p>
            <text:p text:style-name="P4">AuthController</text:p>
            <text:p text:style-name="P4">CategoryController</text:p>
            <text:p text:style-name="P4">ArticleController</text:p>
            <text:p text:style-name="P4">CommentController</text:p>
            <text:p text:style-name="P4">TagController</text:p>
          </table:table-cell>
          <table:table-cell table:style-name="Table6.A1" office:value-type="string">
            <text:p text:style-name="P4">index</text:p>
            <text:p text:style-name="P4">registration</text:p>
            <text:p text:style-name="P4">category</text:p>
            <text:p text:style-name="P4">article</text:p>
            <text:p text:style-name="P4">tag</text:p>
          </table:table-cell>
        </table:table-row>
      </table:table>
      <text:p text:style-name="P15"><text:bookmark text:name="_1zpq7c74id8r"/><text:soft-page-break/></text:p>
      <text:p text:style-name="P15"><text:bookmark text:name="_9vuel0kqigc"/><text:span text:style-name="T8">Information Expert </text:span></text:p>
      <text:list xml:id="list5987811960313265558" text:style-name="WWNum2">
        <text:list-item>
          <text:p text:style-name="P16"><text:bookmark text:name="_edk3lay1nsu"/><text:span text:style-name="T9">FrontController отвечает за формирование страницы,вывод статьи, категории, комментариев, тегов </text:span></text:p>
        </text:list-item>
        <text:list-item>
          <text:p text:style-name="P17"><text:bookmark text:name="_wsrkttpxudoc"/><text:span text:style-name="T9">AuthController - отвечает за авторизацию, аутентефикацию, </text:span></text:p>
        </text:list-item>
      </text:list>
      <text:p text:style-name="P18"><text:bookmark text:name="_5ehaczim97ri"/></text:p>
      <text:p text:style-name="P18"><text:bookmark text:name="_j5prkhqkqdcb"/><text:span text:style-name="T8">Creator, Controller, Low Coupling, High Cohesion, Protected Variations</text:span></text:p>
      <text:list xml:id="list4718879353425944169" text:style-name="WWNum4">
        <text:list-item>
          <text:p text:style-name="P12">CategoryController</text:p>
        </text:list-item>
        <text:list-item>
          <text:p text:style-name="P12">ArticleController</text:p>
        </text:list-item>
        <text:list-item>
          <text:p text:style-name="P12">CommentController</text:p>
        </text:list-item>
        <text:list-item>
          <text:p text:style-name="P12">TagController</text:p>
        </text:list-item>
      </text:list>
      <text:p text:style-name="P2">Все они ответственны за создание объекта, за необходимые действия с объектом, полностью удовлетворяют принципу единой ответственности, а также <text:span text:style-name="T2">Low Coupling- High Cohesion, Protected Variations т.к. </text:span><text:span text:style-name="T12">изменение любого класса не ведет за собой изменение другого, максимально закрыты друг от друга и независимы</text:span></text:p>
      <text:p text:style-name="P2"/>
      <text:p text:style-name="P18"><text:bookmark text:name="_xhnisdmkdui8"/><text:span text:style-name="T8">Creator - </text:span><text:span text:style-name="T9">AuthController (создание пользователя)</text:span></text:p>
      <text:p text:style-name="P18"><text:bookmark text:name="_o5mt8bxgvrx1"/></text:p>
      <text:p text:style-name="P18"><text:bookmark text:name="_qemhn22xtc6b"/><text:span text:style-name="T8">Indirection - </text:span><text:span text:style-name="T10">к нему можно отнести все модели, потому что все выполняют роль посредника между БД и пользователем или контроллеро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14" meta:paragraph-count="127" meta:word-count="348" meta:character-count="2343" meta:non-whitespace-character-count="2155"/>
    <meta:generator>LibreOfficeDev/5.1.0.3$Linux_X86_64 LibreOffice_project/</meta:generator>
  </office:meta>
</office:document-meta>
</file>